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0d27" officeooo:paragraph-rsid="000b0d27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b9756" officeooo:paragraph-rsid="000b9756" style:font-size-asian="18pt" style:font-weight-asian="bold" style:font-size-complex="18pt" style:font-weight-complex="bold"/>
    </style:style>
    <style:style style:name="T1" style:family="text">
      <style:text-properties officeooo:rsid="000b975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PACHE, PHP, MySQL</text:p>
      <text:p text:style-name="P2"/>
      <text:p text:style-name="P1"/>
      <text:p text:style-name="P1"/>
      <text:p text:style-name="P1"><text:span text:style-name="T3">WAMP</text:span> = Windows Apache MySQL PHP</text:p>
      <text:p text:style-name="P1"/>
      <text:p text:style-name="P1"><text:span text:style-name="T3">Apache </text:span>= serveur http servant a faire des requête en HTTP/HTTPS, serveur web statique(requête envoyer tel quel <text:span text:style-name="T1">vers le client</text:span>), <text:s/><text:span text:style-name="T1">il interprete les langages Perl, PHP, Python</text:span></text:p>
      <text:p text:style-name="P1"/>
      <text:p text:style-name="P1"><text:span text:style-name="T3">MySQL</text:span>= système de gestion de base de données relationnel, fait parti du serveur web dynamique (mis a jours avant d’être envoyer)</text:p>
      <text:p text:style-name="P1"/>
      <text:p text:style-name="P1"><text:span text:style-name="T3">PHP </text:span>= Langage de programmation dynamique qui <text:span text:style-name="T1">va produire des pages Web via un serveur HTTP,</text:span></text:p>
      <text:p text:style-name="P1"/>
      <text:p text:style-name="P1">Le WAMP permet <text:span text:style-name="T1">d’éviter</text:span> de passer par un hébergeur pour avoir un aperçu des scripts, d’avoir une base de donnée le local (MySQL),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09:44:17.797000000</meta:creation-date>
    <dc:date>2018-01-30T16:57:01.886000000</dc:date>
    <meta:editing-duration>P1DT6H50M42S</meta:editing-duration>
    <meta:editing-cycles>1</meta:editing-cycles>
    <meta:document-statistic meta:table-count="0" meta:image-count="0" meta:object-count="0" meta:page-count="1" meta:paragraph-count="6" meta:word-count="96" meta:character-count="570" meta:non-whitespace-character-count="479"/>
    <meta:generator>LibreOffice/5.4.3.2$Windows_X86_64 LibreOffice_project/92a7159f7e4af62137622921e809f8546db437e5</meta:generator>
  </office:meta>
</office:document-meta>
</file>